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color="#bf0041"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35cm" svg:y1="16.494cm" svg:x2="6.08cm" svg:y2="21.193cm">
          <text:p/>
        </draw:line>
        <draw:line draw:style-name="gr2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7.35cm" svg:y2="16.494cm">
          <text:p/>
        </draw:line>
        <draw:frame draw:style-name="gr3" draw:text-style-name="P2" draw:layer="layout" svg:width="0.635cm" svg:height="0.627cm" svg:x="6.842cm" svg:y="15.6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586cm" svg:height="0.627cm" svg:x="4.986cm" svg:y="21.19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607cm" svg:height="0.627cm" svg:x="13.724cm" svg:y="21.19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2" draw:text-style-name="P1" draw:layer="layout" svg:x1="6.442cm" svg:y1="19.796cm" svg:x2="11.541cm" svg:y2="19.796cm">
          <text:p/>
        </draw:line>
        <draw:frame draw:style-name="gr3" draw:text-style-name="P2" draw:layer="layout" svg:width="0.666cm" svg:height="0.627cm" svg:x="5.572cm" svg:y="19.28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603cm" svg:height="0.627cm" svg:x="11.827cm" svg:y="19.1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27T11:23:06.154043537</dc:date>
    <meta:editing-duration>PT2H41M47S</meta:editing-duration>
    <meta:editing-cycles>65</meta:editing-cycles>
    <meta:generator>LibreOffice/6.4.7.2$Linux_X86_64 LibreOffice_project/40$Build-2</meta:generator>
    <meta:document-statistic meta:object-count="9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i>E</mi>
    <annotation encoding="StarMath 5.0">E</annotation>
  </semantics>
</math>
</file>